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875in" fo:margin-left="0.0458in" table:align="left"/>
    </style:style>
    <style:style style:name="Table1.A" style:family="table-column">
      <style:table-column-properties style:column-width="1.6854in"/>
    </style:style>
    <style:style style:name="Table1.B" style:family="table-column">
      <style:table-column-properties style:column-width="1.7333in"/>
    </style:style>
    <style:style style:name="Table1.C" style:family="table-column">
      <style:table-column-properties style:column-width="1.7236in"/>
    </style:style>
    <style:style style:name="Table1.D" style:family="table-column">
      <style:table-column-properties style:column-width="1.732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font-size="10pt" style:font-size-asian="10pt" style:font-size-complex="10pt"/>
    </style:style>
    <style:style style:name="P2" style:family="paragraph" style:parent-style-name="Table_20_Contents">
      <style:text-properties fo:font-size="10pt" officeooo:rsid="001e2ecd" officeooo:paragraph-rsid="001e2ecd" style:font-size-asian="10pt" style:font-size-complex="10pt"/>
    </style:style>
    <style:style style:name="P3" style:family="paragraph" style:parent-style-name="Table_20_Contents">
      <style:text-properties fo:font-size="10pt" officeooo:rsid="00218aa9" officeooo:paragraph-rsid="00218aa9" style:font-size-asian="10pt" style:font-size-complex="10pt"/>
    </style:style>
    <style:style style:name="P4" style:family="paragraph" style:parent-style-name="Table_20_Contents">
      <style:text-properties fo:font-size="10pt" officeooo:rsid="00218aa9" officeooo:paragraph-rsid="0025f9f8" style:font-size-asian="10pt" style:font-size-complex="10pt"/>
    </style:style>
    <style:style style:name="P5" style:family="paragraph" style:parent-style-name="Table_20_Contents">
      <style:text-properties fo:font-size="10pt" officeooo:rsid="00236e56" officeooo:paragraph-rsid="00236e56" style:font-size-asian="10pt" style:font-size-complex="10pt"/>
    </style:style>
    <style:style style:name="P6" style:family="paragraph" style:parent-style-name="Table_20_Contents">
      <style:text-properties fo:font-size="10pt" officeooo:rsid="00236e56" officeooo:paragraph-rsid="0025f9f8" style:font-size-asian="10pt" style:font-size-complex="10pt"/>
    </style:style>
    <style:style style:name="P7" style:family="paragraph" style:parent-style-name="Table_20_Contents">
      <style:text-properties fo:font-size="10pt" officeooo:rsid="0025f9f8" officeooo:paragraph-rsid="0025f9f8" style:font-size-asian="10pt" style:font-size-complex="10pt"/>
    </style:style>
    <style:style style:name="P8" style:family="paragraph" style:parent-style-name="Table_20_Contents">
      <style:text-properties fo:font-size="10pt" officeooo:rsid="002750cb" officeooo:paragraph-rsid="002750cb" style:font-size-asian="10pt" style:font-size-complex="10pt"/>
    </style:style>
    <style:style style:name="P9" style:family="paragraph" style:parent-style-name="Table_20_Contents">
      <style:text-properties fo:font-size="10pt" officeooo:rsid="00289eb5" officeooo:paragraph-rsid="00289eb5" style:font-size-asian="10pt" style:font-size-complex="10pt"/>
    </style:style>
    <style:style style:name="P10" style:family="paragraph" style:parent-style-name="Standard">
      <style:text-properties officeooo:rsid="001d69aa" officeooo:paragraph-rsid="001d69aa"/>
    </style:style>
    <style:style style:name="P11" style:family="paragraph" style:parent-style-name="Standard">
      <style:text-properties fo:font-weight="bold" officeooo:rsid="001d69aa" officeooo:paragraph-rsid="001d69aa" style:font-weight-asian="bold" style:font-weight-complex="bold"/>
    </style:style>
    <style:style style:name="P12" style:family="paragraph" style:parent-style-name="Standard">
      <style:text-properties fo:font-weight="bold" officeooo:rsid="00236e56" officeooo:paragraph-rsid="00236e56" style:font-weight-asian="bold" style:font-weight-complex="bold"/>
    </style:style>
    <style:style style:name="P13" style:family="paragraph" style:parent-style-name="Standard">
      <style:text-properties fo:font-weight="bold" officeooo:rsid="00236e56" officeooo:paragraph-rsid="002bc70e" style:font-weight-asian="bold" style:font-weight-complex="bold"/>
    </style:style>
    <style:style style:name="P14" style:family="paragraph" style:parent-style-name="Standard">
      <style:text-properties fo:font-weight="bold" officeooo:rsid="0029b576" officeooo:paragraph-rsid="0029b576" style:font-weight-asian="bold" style:font-weight-complex="bold"/>
    </style:style>
    <style:style style:name="P15" style:family="paragraph" style:parent-style-name="Standard">
      <style:text-properties fo:font-weight="bold" officeooo:rsid="0029e353" officeooo:paragraph-rsid="0029e353" style:font-weight-asian="bold" style:font-weight-complex="bold"/>
    </style:style>
    <style:style style:name="P16" style:family="paragraph" style:parent-style-name="Standard">
      <style:text-properties fo:font-weight="bold" officeooo:rsid="002ba58c" officeooo:paragraph-rsid="002ba58c" style:font-weight-asian="bold" style:font-weight-complex="bold"/>
    </style:style>
    <style:style style:name="P17" style:family="paragraph" style:parent-style-name="Standard">
      <style:text-properties fo:font-weight="bold" officeooo:rsid="002bc70e" officeooo:paragraph-rsid="002bc70e" style:font-weight-asian="bold" style:font-weight-complex="bold"/>
    </style:style>
    <style:style style:name="P18" style:family="paragraph" style:parent-style-name="Standard">
      <style:text-properties fo:font-weight="bold" officeooo:rsid="002e5e2e" officeooo:paragraph-rsid="002e5e2e" style:font-weight-asian="bold" style:font-weight-complex="bold"/>
    </style:style>
    <style:style style:name="P19" style:family="paragraph" style:parent-style-name="Standard">
      <style:text-properties fo:font-weight="bold" officeooo:rsid="002fe646" officeooo:paragraph-rsid="002fe646" style:font-weight-asian="bold" style:font-weight-complex="bold"/>
    </style:style>
    <style:style style:name="P20" style:family="paragraph" style:parent-style-name="Standard">
      <style:text-properties fo:font-weight="bold" officeooo:rsid="0031cb7e" officeooo:paragraph-rsid="0031cb7e" style:font-weight-asian="bold" style:font-weight-complex="bold"/>
    </style:style>
    <style:style style:name="P21" style:family="paragraph" style:parent-style-name="Standard">
      <style:text-properties fo:font-weight="bold" officeooo:rsid="003388c0" officeooo:paragraph-rsid="003388c0" style:font-weight-asian="bold" style:font-weight-complex="bold"/>
    </style:style>
    <style:style style:name="P22" style:family="paragraph" style:parent-style-name="Standard">
      <style:text-properties fo:font-weight="bold" officeooo:rsid="0033df1d" officeooo:paragraph-rsid="0033df1d" style:font-weight-asian="bold" style:font-weight-complex="bold"/>
    </style:style>
    <style:style style:name="P23" style:family="paragraph" style:parent-style-name="Standard">
      <style:text-properties fo:font-weight="bold" officeooo:rsid="00341255" officeooo:paragraph-rsid="00341255" style:font-weight-asian="bold" style:font-weight-complex="bold"/>
    </style:style>
    <style:style style:name="P24" style:family="paragraph" style:parent-style-name="Standard">
      <style:text-properties fo:font-weight="bold" officeooo:rsid="00346e7a" officeooo:paragraph-rsid="00346e7a" style:font-weight-asian="bold" style:font-weight-complex="bold"/>
    </style:style>
    <style:style style:name="P25" style:family="paragraph" style:parent-style-name="Standard">
      <style:text-properties fo:font-weight="bold" officeooo:rsid="0034dafb" officeooo:paragraph-rsid="0034dafb" style:font-weight-asian="bold" style:font-weight-complex="bold"/>
    </style:style>
    <style:style style:name="P26" style:family="paragraph" style:parent-style-name="Standard">
      <style:text-properties fo:font-weight="bold" officeooo:rsid="003574c4" officeooo:paragraph-rsid="003574c4" style:font-weight-asian="bold" style:font-weight-complex="bold"/>
    </style:style>
    <style:style style:name="P27" style:family="paragraph" style:parent-style-name="Standard">
      <style:text-properties fo:font-weight="bold" officeooo:rsid="00375ebb" officeooo:paragraph-rsid="00375ebb" style:font-weight-asian="bold" style:font-weight-complex="bold"/>
    </style:style>
    <style:style style:name="P28" style:family="paragraph" style:parent-style-name="Standard">
      <style:text-properties fo:font-weight="bold" officeooo:rsid="0039434b" officeooo:paragraph-rsid="0039434b" style:font-weight-asian="bold" style:font-weight-complex="bold"/>
    </style:style>
    <style:style style:name="P29" style:family="paragraph" style:parent-style-name="Standard">
      <style:text-properties fo:font-weight="bold" officeooo:rsid="00397476" officeooo:paragraph-rsid="00397476" style:font-weight-asian="bold" style:font-weight-complex="bold"/>
    </style:style>
    <style:style style:name="P30" style:family="paragraph" style:parent-style-name="Standard">
      <style:text-properties fo:font-weight="bold" officeooo:rsid="003b6dcc" officeooo:paragraph-rsid="003b6dcc" style:font-weight-asian="bold" style:font-weight-complex="bold"/>
    </style:style>
    <style:style style:name="P31" style:family="paragraph" style:parent-style-name="Standard">
      <style:text-properties fo:font-weight="bold" officeooo:rsid="003cc020" officeooo:paragraph-rsid="003cc020" style:font-weight-asian="bold" style:font-weight-complex="bold"/>
    </style:style>
    <style:style style:name="P32" style:family="paragraph" style:parent-style-name="Standard" style:list-style-name="L2">
      <style:text-properties fo:font-weight="normal" officeooo:rsid="002e5e2e" officeooo:paragraph-rsid="002e5e2e" style:font-weight-asian="normal" style:font-weight-complex="normal"/>
    </style:style>
    <style:style style:name="P33" style:family="paragraph" style:parent-style-name="Standard" style:list-style-name="L1">
      <style:text-properties fo:font-weight="normal" officeooo:rsid="002e5e2e" officeooo:paragraph-rsid="002e5e2e" style:font-weight-asian="normal" style:font-weight-complex="normal"/>
    </style:style>
    <style:style style:name="P34" style:family="paragraph" style:parent-style-name="Standard" style:list-style-name="L3">
      <style:text-properties fo:font-weight="normal" officeooo:rsid="002fe646" officeooo:paragraph-rsid="002fe646" style:font-weight-asian="normal" style:font-weight-complex="normal"/>
    </style:style>
    <style:style style:name="P35" style:family="paragraph" style:parent-style-name="Standard" style:list-style-name="L5">
      <style:text-properties fo:font-weight="normal" officeooo:rsid="003388c0" officeooo:paragraph-rsid="003388c0" style:font-weight-asian="normal" style:font-weight-complex="normal"/>
    </style:style>
    <style:style style:name="P36" style:family="paragraph" style:parent-style-name="Standard" style:list-style-name="L4">
      <style:text-properties fo:font-weight="normal" officeooo:rsid="003388c0" officeooo:paragraph-rsid="003388c0" style:font-weight-asian="normal" style:font-weight-complex="normal"/>
    </style:style>
    <style:style style:name="P37" style:family="paragraph" style:parent-style-name="Standard" style:list-style-name="L4">
      <style:text-properties fo:font-weight="normal" officeooo:rsid="0039434b" officeooo:paragraph-rsid="0039434b" style:font-weight-asian="normal" style:font-weight-complex="normal"/>
    </style:style>
    <style:style style:name="P38" style:family="paragraph" style:parent-style-name="Standard" style:list-style-name="L6">
      <style:text-properties fo:font-weight="normal" officeooo:rsid="00341255" officeooo:paragraph-rsid="00341255" style:font-weight-asian="normal" style:font-weight-complex="normal"/>
    </style:style>
    <style:style style:name="P39" style:family="paragraph" style:parent-style-name="Standard" style:list-style-name="L6">
      <style:text-properties fo:font-weight="normal" officeooo:rsid="00346e7a" officeooo:paragraph-rsid="00346e7a" style:font-weight-asian="normal" style:font-weight-complex="normal"/>
    </style:style>
    <style:style style:name="P40" style:family="paragraph" style:parent-style-name="Standard" style:list-style-name="L7">
      <style:text-properties fo:font-weight="normal" officeooo:rsid="003574c4" officeooo:paragraph-rsid="003574c4" style:font-weight-asian="normal" style:font-weight-complex="normal"/>
    </style:style>
    <style:style style:name="P41" style:family="paragraph" style:parent-style-name="Standard" style:list-style-name="L7">
      <style:text-properties fo:font-weight="normal" officeooo:rsid="00375ebb" officeooo:paragraph-rsid="00375ebb" style:font-weight-asian="normal" style:font-weight-complex="normal"/>
    </style:style>
    <style:style style:name="P42" style:family="paragraph" style:parent-style-name="Standard" style:list-style-name="L8">
      <style:text-properties fo:font-weight="normal" officeooo:rsid="00397476" officeooo:paragraph-rsid="00397476" style:font-weight-asian="normal" style:font-weight-complex="normal"/>
    </style:style>
    <style:style style:name="P43" style:family="paragraph" style:parent-style-name="Standard" style:list-style-name="L9">
      <style:text-properties fo:font-weight="normal" officeooo:rsid="003b6dcc" officeooo:paragraph-rsid="003b6dcc" style:font-weight-asian="normal" style:font-weight-complex="normal"/>
    </style:style>
    <style:style style:name="P44" style:family="paragraph" style:parent-style-name="Standard" style:list-style-name="L10">
      <style:text-properties fo:font-weight="normal" officeooo:rsid="003b6dcc" officeooo:paragraph-rsid="003b6dcc" style:font-weight-asian="normal" style:font-weight-complex="normal"/>
    </style:style>
    <style:style style:name="P45" style:family="paragraph" style:parent-style-name="Standard">
      <style:text-properties fo:font-style="italic" fo:font-weight="normal" officeooo:rsid="002ba58c" officeooo:paragraph-rsid="002ba58c" style:font-style-asian="italic" style:font-weight-asian="normal" style:font-style-complex="italic" style:font-weight-complex="normal"/>
    </style:style>
    <style:style style:name="P46" style:family="paragraph" style:parent-style-name="Standard">
      <style:paragraph-properties fo:break-before="page"/>
      <style:text-properties fo:font-weight="bold" officeooo:rsid="0033df1d" officeooo:paragraph-rsid="0033df1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e0790" style:font-weight-asian="normal" style:font-weight-complex="normal"/>
    </style:style>
    <style:style style:name="T3" style:family="text">
      <style:text-properties fo:font-weight="normal" officeooo:rsid="001e2ecd" style:font-weight-asian="normal" style:font-weight-complex="normal"/>
    </style:style>
    <style:style style:name="T4" style:family="text">
      <style:text-properties fo:font-weight="normal" officeooo:rsid="00218aa9" style:font-weight-asian="normal" style:font-weight-complex="normal"/>
    </style:style>
    <style:style style:name="T5" style:family="text">
      <style:text-properties fo:font-weight="normal" officeooo:rsid="002b57a1" style:font-weight-asian="normal" style:font-weight-complex="normal"/>
    </style:style>
    <style:style style:name="T6" style:family="text">
      <style:text-properties fo:font-weight="normal" officeooo:rsid="002ba58c" style:font-weight-asian="normal" style:font-weight-complex="normal"/>
    </style:style>
    <style:style style:name="T7" style:family="text">
      <style:text-properties fo:font-weight="normal" officeooo:rsid="002c1d7b" style:font-weight-asian="normal" style:font-weight-complex="normal"/>
    </style:style>
    <style:style style:name="T8" style:family="text">
      <style:text-properties fo:font-weight="normal" officeooo:rsid="002d30c5" style:font-weight-asian="normal" style:font-weight-complex="normal"/>
    </style:style>
    <style:style style:name="T9" style:family="text">
      <style:text-properties fo:font-weight="normal" officeooo:rsid="0031cb7e" style:font-weight-asian="normal" style:font-weight-complex="normal"/>
    </style:style>
    <style:style style:name="T10" style:family="text">
      <style:text-properties fo:font-weight="normal" officeooo:rsid="0031ce89" style:font-weight-asian="normal" style:font-weight-complex="normal"/>
    </style:style>
    <style:style style:name="T11" style:family="text">
      <style:text-properties officeooo:rsid="001e2ecd"/>
    </style:style>
    <style:style style:name="T12" style:family="text">
      <style:text-properties officeooo:rsid="0025f9f8"/>
    </style:style>
    <style:style style:name="T13" style:family="text">
      <style:text-properties officeooo:rsid="0029e353"/>
    </style:style>
    <style:style style:name="T14" style:family="text">
      <style:text-properties officeooo:rsid="002ba58c"/>
    </style:style>
    <style:style style:name="T15" style:family="text">
      <style:text-properties officeooo:rsid="002f3b6e"/>
    </style:style>
    <style:style style:name="T16" style:family="text">
      <style:text-properties officeooo:rsid="003388c0"/>
    </style:style>
    <style:style style:name="T17" style:family="text">
      <style:text-properties officeooo:rsid="00346e7a"/>
    </style:style>
    <style:style style:name="T18" style:family="text">
      <style:text-properties officeooo:rsid="0039434b"/>
    </style:style>
    <style:style style:name="T19" style:family="text">
      <style:text-properties officeooo:rsid="003b6dcc"/>
    </style:style>
    <style:style style:name="T20" style:family="text">
      <style:text-properties officeooo:rsid="003e2628"/>
    </style:style>
    <style:style style:name="T21" style:family="text">
      <style:text-properties officeooo:rsid="003fe503"/>
    </style:style>
    <style:style style:name="T22" style:family="text">
      <style:text-properties style:text-underline-style="solid" style:text-underline-type="double"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OLL 200: Data Driven Decisionmaking</text:p>
      <text:p text:style-name="P10">Final Report </text:p>
      <text:p text:style-name="P10"/>
      <text:p text:style-name="P11">Assignment: <text:span text:style-name="T1">Working with the group you chose, you will </text:span><text:span text:style-name="T2">produce a number of different products which build towards the two final deliverables of this course: a policy brief and verbal presentation. <text:s/></text:span><text:span text:style-name="T3">While you will always be working with your group, some deliverables are independent (i.e., everyone in the group has to turn in a deliverable), while others are turned in one-per-group. <text:s/>The below table summarizes the due-dates, expectations, and percent of your entire grade each of these steps represents:</text:span></text:p>
      <text:p text:style-name="P1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Deliverable</text:p>
          </table:table-cell>
          <table:table-cell table:style-name="Table1.A1" office:value-type="string">
            <text:p text:style-name="P2">Due Date (11:59 PM)</text:p>
          </table:table-cell>
          <table:table-cell table:style-name="Table1.A1" office:value-type="string">
            <text:p text:style-name="P2">One per group or person</text:p>
          </table:table-cell>
          <table:table-cell table:style-name="Table1.D1" office:value-type="string">
            <text:p text:style-name="P1">% <text:span text:style-name="T11">of total grade</text:span></text:p>
          </table:table-cell>
        </table:table-row>
        <table:table-row>
          <table:table-cell table:style-name="Table1.A2" office:value-type="string">
            <text:p text:style-name="P3">Reading Assignment</text:p>
          </table:table-cell>
          <table:table-cell table:style-name="Table1.A2" office:value-type="string">
            <text:p text:style-name="P3">October 30th</text:p>
          </table:table-cell>
          <table:table-cell table:style-name="Table1.A2" office:value-type="string">
            <text:p text:style-name="P3">One per person; each group should coordinate so no two people conduct the same reading.</text:p>
          </table:table-cell>
          <table:table-cell table:style-name="Table1.D2" office:value-type="string">
            <text:p text:style-name="P3">6.67% </text:p>
            <text:p text:style-name="P3">(1/3 reading assignments)</text:p>
          </table:table-cell>
        </table:table-row>
        <table:table-row>
          <table:table-cell table:style-name="Table1.A2" office:value-type="string">
            <text:p text:style-name="P4">Reading Assignment</text:p>
          </table:table-cell>
          <table:table-cell table:style-name="Table1.A2" office:value-type="string">
            <text:p text:style-name="P5">November 6th</text:p>
          </table:table-cell>
          <table:table-cell table:style-name="Table1.A2" office:value-type="string">
            <text:p text:style-name="P4">One per person; each group should coordinate so no two people conduct the same reading.</text:p>
          </table:table-cell>
          <table:table-cell table:style-name="Table1.D2" office:value-type="string">
            <text:p text:style-name="P4">6.67% </text:p>
            <text:p text:style-name="P4">(<text:span text:style-name="T12">2</text:span>/3 reading assignments)</text:p>
          </table:table-cell>
        </table:table-row>
        <table:table-row>
          <table:table-cell table:style-name="Table1.A2" office:value-type="string">
            <text:p text:style-name="P7">Draft Dataset</text:p>
          </table:table-cell>
          <table:table-cell table:style-name="Table1.A2" office:value-type="string">
            <text:p text:style-name="P7">Friday, 11/13</text:p>
          </table:table-cell>
          <table:table-cell table:style-name="Table1.A2" office:value-type="string">
            <text:p text:style-name="P6">One dataset per group</text:p>
          </table:table-cell>
          <table:table-cell table:style-name="Table1.D2" office:value-type="string">
            <text:p text:style-name="P6">10% of total grade </text:p>
            <text:p text:style-name="P6">(counts as 4th lab assignment)</text:p>
          </table:table-cell>
        </table:table-row>
        <table:table-row>
          <table:table-cell table:style-name="Table1.A2" office:value-type="string">
            <text:p text:style-name="P7">Reading Assignment</text:p>
          </table:table-cell>
          <table:table-cell table:style-name="Table1.A2" office:value-type="string">
            <text:p text:style-name="P7">Friday, 11/20</text:p>
          </table:table-cell>
          <table:table-cell table:style-name="Table1.A2" office:value-type="string">
            <text:p text:style-name="P4">One per person; each group should coordinate so no two people conduct the same reading.</text:p>
          </table:table-cell>
          <table:table-cell table:style-name="Table1.D2" office:value-type="string">
            <text:p text:style-name="P4">6.67% </text:p>
            <text:p text:style-name="P4">(<text:span text:style-name="T12">3</text:span>/3 reading assignments)</text:p>
          </table:table-cell>
        </table:table-row>
        <table:table-row>
          <table:table-cell table:style-name="Table1.A2" office:value-type="string">
            <text:p text:style-name="P7">Draft Powerpoint</text:p>
          </table:table-cell>
          <table:table-cell table:style-name="Table1.A2" office:value-type="string">
            <text:p text:style-name="P7">Monday, 11/23</text:p>
          </table:table-cell>
          <table:table-cell table:style-name="Table1.A2" office:value-type="string">
            <text:p text:style-name="P7">One powerpoint per group</text:p>
          </table:table-cell>
          <table:table-cell table:style-name="Table1.D2" office:value-type="string">
            <text:p text:style-name="P6">10% of total grade </text:p>
            <text:p text:style-name="P6">(counts as 4th lab assignment)</text:p>
          </table:table-cell>
        </table:table-row>
        <table:table-row>
          <table:table-cell table:style-name="Table1.A2" office:value-type="string">
            <text:p text:style-name="P7">Final written brief and final powerpoint</text:p>
          </table:table-cell>
          <table:table-cell table:style-name="Table1.A2" office:value-type="string">
            <text:p text:style-name="P7">Sunday, 11/29</text:p>
          </table:table-cell>
          <table:table-cell table:style-name="Table1.A2" office:value-type="string">
            <text:p text:style-name="P7">One powerpoint and brief per group</text:p>
          </table:table-cell>
          <table:table-cell table:style-name="Table1.D2" table:number-rows-spanned="2" office:value-type="string">
            <text:p text:style-name="P7"/>
            <text:p text:style-name="P7"/>
            <text:p text:style-name="P7">30% of final grade</text:p>
          </table:table-cell>
        </table:table-row>
        <table:table-row>
          <table:table-cell table:style-name="Table1.A2" office:value-type="string">
            <text:p text:style-name="P8">Presentations</text:p>
          </table:table-cell>
          <table:table-cell table:style-name="Table1.A2" office:value-type="string">
            <text:p text:style-name="P8">11/30, 12/2, 12/4, 12/7</text:p>
          </table:table-cell>
          <table:table-cell table:style-name="Table1.A2" office:value-type="string">
            <text:p text:style-name="P9">One 30 minute presentation per group, followed by 10 minutes for intra-group rankings</text:p>
          </table:table-cell>
          <table:covered-table-cell/>
        </table:table-row>
      </table:table>
      <text:p text:style-name="P11"><text:span text:style-name="T3"/></text:p>
      <text:p text:style-name="P11"/>
      <text:p text:style-name="P14">Reading Assignments: <text:span text:style-name="T1">Reading assignments are worth a total of 20% of your full grade in this course. <text:s/>Within each group, you will coordinate across group members to ensure no to group members submit a reading assignment for the same reading; however, all readings should be selected to help the group produce a strong literature review for the final policy document. <text:s/>A template of what a reading assignment deliverable should like look is available on blackboard. <text:s/></text:span></text:p>
      <text:p text:style-name="P11"/>
      <text:p text:style-name="P15">Draft Dataset: <text:span text:style-name="T1">The draft dataset should include both (a) a spreadsheet containing the raw data for each variable (indicator) you plan to use in your analysis, and (b) a supporting word document providing </text:span><text:span text:style-name="T9">1-2</text:span><text:span text:style-name="T1"> </text:span><text:span text:style-name="T9">pages</text:span><text:span text:style-name="T1"> of information on how you acquired and integrated this data (these </text:span><text:span text:style-name="T10">pages</text:span><text:span text:style-name="T1"> should be drafts of the </text:span><text:span text:style-name="T10">pages</text:span><text:span text:style-name="T1"> you will insert into your final brief).</text:span></text:p>
      <text:p text:style-name="P15"/>
      <text:p text:style-name="P15"/>
      <text:p text:style-name="P15"/>
      <text:p text:style-name="P15"/>
      <text:p text:style-name="P15"><text:soft-page-break/>Draft Powerpoint: <text:span text:style-name="T1">The draft powerpoint should be a synopsis of the steps you went through to write your policy brief; each individual in the group should present. <text:s/>The draft of the powerpoint will be graded purely on the clarity and organization of the slides (including, for example, the strength of the figures and ordering of topics).</text:span></text:p>
      <text:p text:style-name="P11"/>
      <text:p text:style-name="P11"><text:span text:style-name="T13">Grading of the Final Policy Brief and Powerpoint Presentation</text:span>: <text:span text:style-name="T1">This </text:span><text:span text:style-name="T5">portion of the </text:span><text:span text:style-name="T1">assignment will be worth 30% of your final grade. <text:s/>It will be graded based on three sub-components:</text:span></text:p>
      <text:p text:style-name="P11"/>
      <text:p text:style-name="P11"><text:span text:style-name="T1">(a) The quality of the written brief, including technical accuracy, creativity in data acquisition, completeness of methodology, justification of qualitative findings or choices, the use of relevant figures, </text:span><text:span text:style-name="T4">strength of literature review, </text:span><text:span text:style-name="T1">and clarity in final recommendations. <text:s/>A template of what this written brief should look like is included with this document.</text:span></text:p>
      <text:p text:style-name="P11"/>
      <text:p text:style-name="P11"><text:span text:style-name="T1">(b) The quality of the presentation, </text:span><text:span text:style-name="T5">including </text:span><text:span text:style-name="T6">appropriate</text:span><text:span text:style-name="T5"> use of the alloted time, ability to answer questions, and a strong ability to communicate the core findings of your research.</text:span></text:p>
      <text:p text:style-name="P11"/>
      <text:p text:style-name="P12"><text:span text:style-name="T1">(c) An intra-group rating card. <text:s/></text:span><text:span text:style-name="T6">After your presentation and questions, you will be presented with a sheet nearly identical to the below, </text:span><text:span text:style-name="T7">which will be kept fully confidential. <text:s/>This intra-group rating card will provide information on the contribution of each group member to the final </text:span><text:span text:style-name="T8">product</text:span><text:span text:style-name="T7">.</text:span></text:p>
      <text:p text:style-name="P12"/>
      <text:p text:style-name="P12">-------------------------------------------------------------------------------------------------------------------------</text:p>
      <text:p text:style-name="P45">Please allocate 20 points across all of your group members, where the member with the highest point total contributed the most to your project and the member with the lowest point total contributed the least:</text:p>
      <text:p text:style-name="P16"/>
      <text:p text:style-name="P12"><text:s text:c="93"/><text:span text:style-name="T14">Points</text:span></text:p>
      <text:p text:style-name="P16"><text:span text:style-name="T1">Name (You!): <text:s text:c="20"/>_____________________ <text:s text:c="6"/>______</text:span></text:p>
      <text:p text:style-name="P16"><text:span text:style-name="T1">Name (Group Member 1): _____________________ <text:s text:c="6"/>______</text:span></text:p>
      <text:p text:style-name="P16"><text:span text:style-name="T1">Name (Group Member 3): _____________________ <text:s text:c="6"/>______</text:span></text:p>
      <text:p text:style-name="P16"><text:span text:style-name="T1">Name (Group Member 4): _____________________ <text:s text:c="6"/>______</text:span></text:p>
      <text:p text:style-name="P16"><text:span text:style-name="T1">Name (Group Member 5): _____________________ <text:s text:c="6"/>______</text:span></text:p>
      <text:p text:style-name="P16"/>
      <text:p text:style-name="P17"><text:span text:style-name="T1">Comments: ________________________________________________________________</text:span></text:p>
      <text:p text:style-name="P13"><text:span text:style-name="T1">-------------------------------------------------------------------------------------------------------------------------</text:span></text:p>
      <text:p text:style-name="P16"/>
      <text:p text:style-name="P46">Note: An example of a nearly final policy brief can be found on blackboard, under items (it is missing the final <text:span text:style-name="T20">three</text:span> portions, <text:span text:style-name="T20">results, </text:span>conclusions and the executive summary, <text:span text:style-name="T21">but is a live example of a brief being put together right now using this methodology</text:span>).</text:p>
      <text:p text:style-name="P22"/>
      <text:p text:style-name="P18">Policy Brief Template</text:p>
      <text:p text:style-name="P18">Group: NatureServe</text:p>
      <text:p text:style-name="P18">Group Members: ________________________</text:p>
      <text:p text:style-name="P18"/>
      <text:p text:style-name="P18"/>
      <text:p text:style-name="P18">Title Page <text:span text:style-name="T15">(1 page)</text:span></text:p>
      <text:list xml:id="list5115177130020944423" text:style-name="L2">
        <text:list-item>
          <text:p text:style-name="P32">Title of your project, i.e. “Pilot of Vulnerability Analyses for the <text:span text:style-name="T16">Identification</text:span> of Climate Risks in the United States”</text:p>
        </text:list-item>
        <text:list-item>
          <text:p text:style-name="P32">Authors</text:p>
        </text:list-item>
        <text:list-item>
          <text:p text:style-name="P32">William and Mary Logo</text:p>
        </text:list-item>
        <text:list-item>
          <text:p text:style-name="P32">Month, Year</text:p>
        </text:list-item>
      </text:list>
      <text:p text:style-name="P18"/>
      <text:p text:style-name="P18"/>
      <text:p text:style-name="P19">Table of Contents (1 page)</text:p>
      <text:list xml:id="list4070349471653724458" text:style-name="L3">
        <text:list-item>
          <text:p text:style-name="P34">Each section of your report, and the page it starts on.</text:p>
        </text:list-item>
      </text:list>
      <text:p text:style-name="P18"/>
      <text:p text:style-name="P18">Executive Summary (No more than 1 page, single spaced, including figures)</text:p>
      <text:list xml:id="list2589880238232864938" text:style-name="L1">
        <text:list-item>
          <text:p text:style-name="P33">Main findings of the report, could include:</text:p>
          <text:list>
            <text:list-item>
              <text:p text:style-name="P33">Areas you would highlight as the most vulnerable</text:p>
            </text:list-item>
            <text:list-item>
              <text:p text:style-name="P33">Limitations in the data</text:p>
            </text:list-item>
            <text:list-item>
              <text:p text:style-name="P33">Uncertainty in findings</text:p>
            </text:list-item>
            <text:list-item>
              <text:p text:style-name="P33">Necessary future Directions</text:p>
            </text:list-item>
          </text:list>
        </text:list-item>
      </text:list>
      <text:p text:style-name="P18"/>
      <text:p text:style-name="P21">Purpose &amp; Objectives (1 Page)</text:p>
      <text:list xml:id="list6974863439839255971" text:style-name="L5">
        <text:list-item>
          <text:p text:style-name="P35">Define the explicit research question you are trying to answer, i.e.:</text:p>
          <text:list>
            <text:list-item>
              <text:p text:style-name="P35">This project will produce an analysis of climate vulnerability across the continental united states using an index-based data aggregation approach.</text:p>
            </text:list-item>
          </text:list>
        </text:list-item>
        <text:list-item>
          <text:p text:style-name="P35">Explicitly define why you're researching this topic. <text:s/>Why is it important? <text:s/>Cite literature here (or other groups work).</text:p>
        </text:list-item>
      </text:list>
      <text:p text:style-name="P20"/>
      <text:p text:style-name="P20">Background (2-3 Pages)</text:p>
      <text:list xml:id="list8816570302689696724" text:style-name="L4">
        <text:list-item>
          <text:p text:style-name="P36">Background literature – what have other groups done that is similar to what you are doing in this analysis? <text:s/>What have they succeeded or failed at doing? <text:s/>How is what you are doing different?</text:p>
        </text:list-item>
        <text:list-item>
          <text:p text:style-name="P37">This is where you would include external factors (i.e., politics) that you cannot control that may impact your results.</text:p>
        </text:list-item>
      </text:list>
      <text:p text:style-name="P21"/>
      <text:p text:style-name="P23">Definitions <text:span text:style-name="T17">&amp; Frame of Analysis</text:span> (~1 Page)</text:p>
      <text:list xml:id="list4221069314871318637" text:style-name="L6">
        <text:list-item>
          <text:p text:style-name="P38">Define any complicated terms you might be using in your document – i.e., “child depravity”; “biodiversity”; “justice”. <text:s/>You will be forced to make explicit assumptions about what these terms mean.</text:p>
        </text:list-item>
        <text:list-item>
          <text:p text:style-name="P39">Explicitly tell the reader what your frame of analysis is – i.e., what cities are you looking at? <text:s/>What unit of analysis are you using? What is your justification (i.e., “the data is only available <text:soft-page-break/>at this scale”).</text:p>
        </text:list-item>
      </text:list>
      <text:p text:style-name="P24"/>
      <text:p text:style-name="P24"/>
      <text:p text:style-name="P25">Data Collection <text:span text:style-name="T18">and Integration</text:span> (1-2 Pages)</text:p>
      <text:list xml:id="list3054820476320716085" text:style-name="L7">
        <text:list-item>
          <text:p text:style-name="P40">Identify the source(s) of all of your data – this may be best done in a table format.</text:p>
        </text:list-item>
        <text:list-item>
          <text:p text:style-name="P40">For each type of data you collect, detail how you download and integrate that data source. For example, if you use population data that is in a GIS format, how do you choose to aggregate that data? <text:s/></text:p>
        </text:list-item>
        <text:list-item>
          <text:p text:style-name="P41">Explain why you collected the data – what are you trying to measure? <text:s/>Is the data a proxy for something else?</text:p>
        </text:list-item>
      </text:list>
      <text:p text:style-name="P27"/>
      <text:p text:style-name="P28">Data Analysis <text:span text:style-name="T19">(2-3 Pages)</text:span></text:p>
      <text:list xml:id="list1733606784756747658" text:style-name="L8">
        <text:list-item>
          <text:p text:style-name="P42">Explicitly define each step of your data analysis process, i.e.:</text:p>
          <text:list>
            <text:list-item>
              <text:p text:style-name="P42">Data Standardization</text:p>
            </text:list-item>
            <text:list-item>
              <text:p text:style-name="P42">Data Aggregation</text:p>
            </text:list-item>
            <text:list-item>
              <text:p text:style-name="P42">How and where uncertainty was incorporated</text:p>
            </text:list-item>
            <text:list-item>
              <text:p text:style-name="P42">The Monte carlo procedure and number of iterations used</text:p>
            </text:list-item>
          </text:list>
        </text:list-item>
      </text:list>
      <text:p text:style-name="P29"/>
      <text:p text:style-name="P30">Results (2-3 Pages)</text:p>
      <text:list xml:id="list6684637215341795753" text:style-name="L9">
        <text:list-item>
          <text:p text:style-name="P43">Provide the results of each step of your data analysis process – this should mirror the data analysis section above, and not contain any <text:span text:style-name="T22">commentary</text:span> (just the data!).</text:p>
        </text:list-item>
      </text:list>
      <text:p text:style-name="P30"/>
      <text:p text:style-name="P30">Discussion and Conclusion (2-3 Pages)</text:p>
      <text:list xml:id="list2314838351580085462" text:style-name="L10">
        <text:list-item>
          <text:p text:style-name="P44">Make your final recommendations here; what have you learned? </text:p>
        </text:list-item>
        <text:list-item>
          <text:p text:style-name="P44">What remaining questions do you have?</text:p>
        </text:list-item>
        <text:list-item>
          <text:p text:style-name="P44">How did uncertainty play into your final recommendation?</text:p>
        </text:list-item>
        <text:list-item>
          <text:p text:style-name="P44">How did your findings contrast to the findings of other papers?</text:p>
        </text:list-item>
      </text:list>
      <text:p text:style-name="P30"/>
      <text:p text:style-name="P31">Citations</text:p>
      <text:p text:style-name="P30"/>
      <text:p text:style-name="P28"/>
      <text:p text:style-name="P27"/>
      <text:p text:style-name="P26"/>
      <text:p text:style-name="P26"/>
      <text:p text:style-name="P26"/>
      <text:p text:style-name="P26"/>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8T08:19:52.170855825</meta:creation-date>
    <dc:date>2015-10-28T09:20:56.349054350</dc:date>
    <meta:editing-duration>PT49M36S</meta:editing-duration>
    <meta:editing-cycles>39</meta:editing-cycles>
    <meta:generator>LibreOffice/4.2.8.2$Linux_x86 LibreOffice_project/420m0$Build-2</meta:generator>
    <meta:document-statistic meta:table-count="1" meta:image-count="0" meta:object-count="0" meta:page-count="4" meta:paragraph-count="101" meta:word-count="1185" meta:character-count="7715" meta:non-whitespace-character-count="6485"/>
  </office:meta>
</office:document-meta>
</file>